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83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9999"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7" style:family="table-cell" style:parent-style-name="Default" style:data-style-name="N1">
      <style:table-cell-properties fo:background-color="#dddddd"/>
    </style:style>
    <style:style style:name="ce38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6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in"/>
    </style:style>
    <style:style style:name="ce30" style:family="table-cell" style:parent-style-name="Default" style:data-style-name="N121"/>
    <style:style style:name="ce28" style:family="table-cell" style:parent-style-name="Default" style:data-style-name="N121">
      <style:table-cell-properties fo:background-color="#eeeeee" style:text-align-source="fix" style:repeat-content="false"/>
      <style:paragraph-properties fo:text-align="end" fo:margin-left="0in"/>
    </style:style>
    <style:style style:name="ce24" style:family="table-cell" style:parent-style-name="Default" style:data-style-name="N121">
      <style:table-cell-properties fo:background-color="#999999" style:text-align-source="fix" style:repeat-content="false" fo:border="none"/>
      <style:paragraph-properties fo:text-align="center" fo:margin-left="0in"/>
    </style:style>
    <style:style style:name="ce16" style:family="table-cell" style:parent-style-name="Default">
      <style:table-cell-properties fo:background-color="#dddddd"/>
    </style:style>
    <style:style style:name="ce33" style:family="table-cell" style:parent-style-name="Default" style:data-style-name="N11">
      <style:table-cell-properties fo:background-color="transparent"/>
    </style:style>
    <style:style style:name="ce26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49" style:family="table-cell" style:parent-style-name="Default" style:data-style-name="N123">
      <style:table-cell-properties fo:background-color="#dddddd"/>
    </style:style>
    <style:style style:name="ce18" style:family="table-cell" style:parent-style-name="Default" style:data-style-name="N121">
      <style:table-cell-properties fo:background-color="#dddddd"/>
    </style:style>
    <style:style style:name="ce39" style:family="table-cell" style:parent-style-name="Default" style:data-style-name="N123"/>
    <style:style style:name="ce37" style:family="table-cell" style:parent-style-name="Default" style:data-style-name="N123">
      <style:table-cell-properties fo:background-color="#eeeeee"/>
    </style:style>
    <style:style style:name="ce35" style:family="table-cell" style:parent-style-name="Default" style:data-style-name="N1">
      <style:table-cell-properties fo:background-color="#999999" style:text-align-source="fix" style:repeat-content="false" fo:border="none"/>
      <style:paragraph-properties fo:text-align="center" fo:margin-left="0in"/>
    </style:style>
    <style:style style:name="ce58" style:family="table-cell" style:parent-style-name="Default" style:data-style-name="N123">
      <style:table-cell-properties fo:background-color="#dddddd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8" style:family="table-cell" style:parent-style-name="Default" style:data-style-name="N10">
      <style:table-cell-properties fo:background-color="#dddddd" style:text-align-source="fix" style:repeat-content="false"/>
      <style:paragraph-properties fo:text-align="end" fo:margin-left="0in"/>
    </style:style>
    <style:style style:name="ce43" style:family="table-cell" style:parent-style-name="Default" style:data-style-name="N1">
      <style:table-cell-properties fo:background-color="transparent"/>
    </style:style>
    <style:style style:name="ce62" style:family="table-cell" style:parent-style-name="Default" style:data-style-name="N123">
      <style:table-cell-properties fo:background-color="#dddddd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2" style:family="table-cell" style:parent-style-name="Default" style:data-style-name="N10">
      <style:table-cell-properties fo:background-color="#dddddd"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24">
      <style:table-cell-properties fo:background-color="#dddddd"/>
    </style:style>
    <style:style style:name="ce57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in"/>
    </style:style>
    <style:style style:name="ce54" style:family="table-cell" style:parent-style-name="Default" style:data-style-name="N123">
      <style:text-properties fo:font-weight="bold" style:font-weight-asian="bold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68" style:family="table-cell" style:parent-style-name="Default" style:data-style-name="N121">
      <style:table-cell-properties fo:background-color="#dddddd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/>
    </style:style>
    <style:style style:name="ce2" style:family="table-cell" style:parent-style-name="Default" style:data-style-name="N1"/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9906in" svg:height="5.6992in" svg:x="0.1512in" svg:y="0.2827in">
            <draw:object draw:notify-on-update-of-ranges="Sheet1.A57:Sheet1.A57 Sheet1.B57:Sheet1.N57 Sheet1.A43:Sheet1.A43 Sheet1.B44:Sheet1.N44 Sheet1.A46:Sheet1.A46 Sheet1.B47:Sheet1.N47 Sheet1.A49:Sheet1.A49 Sheet1.B50:Sheet1.N50 Sheet1.A52:Sheet1.A52 Sheet1.B53:Sheet1.N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ce16"/>
        <table:table-column table:style-name="co7" table:number-columns-repeated="1009" table:default-cell-style-name="Default"/>
        <table:table-row table:style-name="ro1" table:number-rows-repeated="10">
          <table:table-cell table:number-columns-repeated="13"/>
          <table:table-cell table:style-name="ce2" table:number-columns-repeated="1006"/>
          <table:table-cell table:number-columns-repeated="4"/>
        </table:table-row>
        <table:table-row table:style-name="ro1" table:number-rows-repeated="21">
          <table:table-cell table:number-columns-repeated="13"/>
          <table:table-cell table:style-name="ce30" table:number-columns-repeated="1006"/>
          <table:table-cell table:number-columns-repeated="4"/>
        </table:table-row>
        <table:table-row table:style-name="ro1" table:number-rows-repeated="4">
          <table:table-cell table:number-columns-repeated="13"/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table:style-name="ce33"/>
          <table:table-cell table:style-name="ce5" office:value-type="string" calcext:value-type="string">
            <text:p>::gentoo</text:p>
          </table:table-cell>
          <table:table-cell table:style-name="ce16"/>
          <table:table-cell table:style-name="ce31" office:value-type="string" calcext:value-type="string">
            <text:p>current</text:p>
          </table:table-cell>
          <table:table-cell table:style-name="ce57" office:value-type="string" calcext:value-type="string">
            <text:p>overall</text:p>
          </table:table-cell>
          <table:table-cell table:style-name="ce43" table:number-columns-repeated="5"/>
          <table:table-cell table:style-name="ce59" table:number-columns-repeated="1010"/>
        </table:table-row>
        <table:table-row table:style-name="ro1">
          <table:table-cell table:number-columns-repeated="4"/>
          <table:table-cell table:style-name="ce7" office:value-type="float" office:value="19300" calcext:value-type="float">
            <text:p>19300</text:p>
          </table:table-cell>
          <table:table-cell table:style-name="ce31" office:value-type="string" calcext:value-type="string">
            <text:p>coverage</text:p>
          </table:table-cell>
          <table:table-cell table:style-name="ce7" office:value-type="float" office:value="8997" calcext:value-type="float">
            <text:p>8997</text:p>
          </table:table-cell>
          <table:table-cell table:style-name="ce7" office:value-type="float" office:value="17896" calcext:value-type="float">
            <text:p>17896</text:p>
          </table:table-cell>
          <table:table-cell table:style-name="ce43" table:number-columns-repeated="4"/>
          <table:table-cell table:style-name="ce59" table:number-columns-repeated="1011"/>
        </table:table-row>
        <table:table-row table:style-name="ro1">
          <table:table-cell table:number-columns-repeated="4"/>
          <table:table-cell table:style-name="ce8" office:value-type="percentage" office:value="1" calcext:value-type="percentage">
            <text:p>100%</text:p>
          </table:table-cell>
          <table:table-cell table:style-name="ce32"/>
          <table:table-cell table:style-name="ce47" table:formula="of:=[.G37]/[.$E37]" office:value-type="percentage" office:value="0.466165803108808" calcext:value-type="percentage">
            <text:p>46.6%</text:p>
          </table:table-cell>
          <table:table-cell table:style-name="ce47" table:formula="of:=[.H37]/[.$E37]" office:value-type="percentage" office:value="0.927253886010363" calcext:value-type="percentage">
            <text:p>92.7%</text:p>
          </table:table-cell>
          <table:table-cell table:style-name="ce43" table:number-columns-repeated="6"/>
          <table:table-cell table:style-name="ce59" table:number-columns-repeated="1009"/>
        </table:table-row>
        <table:table-row table:style-name="ro1">
          <table:table-cell table:style-name="ce21"/>
          <table:table-cell table:style-name="ce33" table:number-columns-repeated="3"/>
          <table:table-cell table:style-name="ce43" table:number-columns-repeated="9"/>
          <table:table-cell table:style-name="ce59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09"/>
        </table:table-row>
        <table:table-row table:style-name="ro1">
          <table:table-cell table:style-name="ce6" office:value-type="string" calcext:value-type="string" table:number-columns-spanned="14" table:number-rows-spanned="1">
            <text:p>daily effective emerge rate in relation to 4 different dependency bias values</text:p>
          </table:table-cell>
          <table:covered-table-cell table:number-columns-repeated="12" table:style-name="ce26"/>
          <table:covered-table-cell table:style-name="ce59"/>
          <table:table-cell table:style-name="ce59" table:number-columns-repeated="1009"/>
        </table:table-row>
        <table:table-row table:style-name="ro1">
          <table:table-cell table:style-name="ce14" office:value-type="string" calcext:value-type="string">
            <text:p>bias</text:p>
          </table:table-cell>
          <table:table-cell table:style-name="ce49" table:number-columns-repeated="13"/>
          <table:table-cell table:number-columns-repeated="1009"/>
        </table:table-row>
        <table:table-row table:style-name="ro1">
          <table:table-cell table:style-name="ce7" office:value-type="float" office:value="6500" calcext:value-type="float">
            <text:p>6500</text:p>
          </table:table-cell>
          <table:table-cell table:style-name="ce49" table:formula="of:=[.B$58]-[.$A43]" office:value-type="float" office:value="-4464.375" calcext:value-type="float">
            <text:p>-4464.4</text:p>
          </table:table-cell>
          <table:table-cell table:style-name="ce49" table:formula="of:=[.C$58]-[.$A43]" office:value-type="float" office:value="-2726.75" calcext:value-type="float">
            <text:p>-2726.8</text:p>
          </table:table-cell>
          <table:table-cell table:style-name="ce49" table:formula="of:=[.D$58]-[.$A43]" office:value-type="float" office:value="-1550.375" calcext:value-type="float">
            <text:p>-1550.4</text:p>
          </table:table-cell>
          <table:table-cell table:style-name="ce49" table:formula="of:=[.E$58]-[.$A43]" office:value-type="float" office:value="-534.04166666667" calcext:value-type="float">
            <text:p>-534.0</text:p>
          </table:table-cell>
          <table:table-cell table:style-name="ce49" table:formula="of:=[.F$58]-[.$A43]" office:value-type="float" office:value="347.624999999996" calcext:value-type="float">
            <text:p>347.6</text:p>
          </table:table-cell>
          <table:table-cell table:style-name="ce49" table:formula="of:=[.G$58]-[.$A43]" office:value-type="float" office:value="1222.625" calcext:value-type="float">
            <text:p>1222.6</text:p>
          </table:table-cell>
          <table:table-cell table:style-name="ce49" table:formula="of:=[.H$58]-[.$A43]" office:value-type="float" office:value="2035.29166666666" calcext:value-type="float">
            <text:p>2035.3</text:p>
          </table:table-cell>
          <table:table-cell table:style-name="ce49" table:formula="of:=[.I$58]-[.$A43]" office:value-type="float" office:value="2681.29166666666" calcext:value-type="float">
            <text:p>2681.3</text:p>
          </table:table-cell>
          <table:table-cell table:style-name="ce49" table:formula="of:=[.J$58]-[.$A43]" office:value-type="float" office:value="3223.54166666666" calcext:value-type="float">
            <text:p>3223.5</text:p>
          </table:table-cell>
          <table:table-cell table:style-name="ce49" table:formula="of:=[.K$58]-[.$A43]" office:value-type="float" office:value="3726.79166666666" calcext:value-type="float">
            <text:p>3726.8</text:p>
          </table:table-cell>
          <table:table-cell table:style-name="ce49" table:formula="of:=[.L$58]-[.$A43]" office:value-type="float" office:value="4176.79166666667" calcext:value-type="float">
            <text:p>4176.8</text:p>
          </table:table-cell>
          <table:table-cell table:style-name="ce49" table:formula="of:=[.M$58]-[.$A43]" office:value-type="string" office:string-value="" calcext:value-type="error">
            <text:p>#DIV/0!</text:p>
          </table:table-cell>
          <table:table-cell table:style-name="ce49" table:formula="of:=[.N$58]-[.$A43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8"/>
          <table:table-cell table:style-name="ce49" table:formula="of:=[.B43]/[.B$60]" office:value-type="float" office:value="-4464.375" calcext:value-type="float">
            <text:p>-4464.4</text:p>
          </table:table-cell>
          <table:table-cell table:style-name="ce49" table:formula="of:=[.C43]/[.C$60]" office:value-type="float" office:value="-1363.375" calcext:value-type="float">
            <text:p>-1363.4</text:p>
          </table:table-cell>
          <table:table-cell table:style-name="ce49" table:formula="of:=[.D43]/[.D$60]" office:value-type="float" office:value="-516.791666666667" calcext:value-type="float">
            <text:p>-516.8</text:p>
          </table:table-cell>
          <table:table-cell table:style-name="ce49" table:formula="of:=[.E43]/[.E$60]" office:value-type="float" office:value="-133.510416666667" calcext:value-type="float">
            <text:p>-133.5</text:p>
          </table:table-cell>
          <table:table-cell table:style-name="ce49" table:formula="of:=[.F43]/[.F$60]" office:value-type="float" office:value="69.5249999999993" calcext:value-type="float">
            <text:p>69.5</text:p>
          </table:table-cell>
          <table:table-cell table:style-name="ce49" table:formula="of:=[.G43]/[.G$60]" office:value-type="float" office:value="203.770833333333" calcext:value-type="float">
            <text:p>203.8</text:p>
          </table:table-cell>
          <table:table-cell table:style-name="ce58" table:formula="of:=[.H43]/[.H$60]" office:value-type="float" office:value="290.755952380952" calcext:value-type="float">
            <text:p>290.8</text:p>
          </table:table-cell>
          <table:table-cell table:style-name="ce58" table:formula="of:=[.I43]/[.I$60]" office:value-type="float" office:value="335.161458333333" calcext:value-type="float">
            <text:p>335.2</text:p>
          </table:table-cell>
          <table:table-cell table:style-name="ce58" table:formula="of:=[.J43]/[.J$60]" office:value-type="float" office:value="358.171296296296" calcext:value-type="float">
            <text:p>358.2</text:p>
          </table:table-cell>
          <table:table-cell table:style-name="ce58" table:formula="of:=[.K43]/[.K$60]" office:value-type="float" office:value="372.679166666666" calcext:value-type="float">
            <text:p>372.7</text:p>
          </table:table-cell>
          <table:table-cell table:style-name="ce62" table:formula="of:=[.L43]/[.L$60]" office:value-type="float" office:value="379.708333333333" calcext:value-type="float">
            <text:p>379.7</text:p>
          </table:table-cell>
          <table:table-cell table:style-name="ce58" table:formula="of:=[.M43]/[.M$60]" office:value-type="string" office:string-value="" calcext:value-type="error">
            <text:p>#DIV/0!</text:p>
          </table:table-cell>
          <table:table-cell table:style-name="ce58" table:formula="of:=[.N43]/[.N$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6"/>
          <table:table-cell table:style-name="ce49" table:number-columns-repeated="13"/>
          <table:table-cell table:number-columns-repeated="1009"/>
        </table:table-row>
        <table:table-row table:style-name="ro1">
          <table:table-cell table:style-name="ce7" office:value-type="float" office:value="5000" calcext:value-type="float">
            <text:p>5000</text:p>
          </table:table-cell>
          <table:table-cell table:style-name="ce49" table:formula="of:=[.B$58]-[.$A46]" office:value-type="float" office:value="-2964.375" calcext:value-type="float">
            <text:p>-2964.4</text:p>
          </table:table-cell>
          <table:table-cell table:style-name="ce49" table:formula="of:=[.C$58]-[.$A46]" office:value-type="float" office:value="-1226.75" calcext:value-type="float">
            <text:p>-1226.8</text:p>
          </table:table-cell>
          <table:table-cell table:style-name="ce49" table:formula="of:=[.D$58]-[.$A46]" office:value-type="float" office:value="-50.375" calcext:value-type="float">
            <text:p>-50.4</text:p>
          </table:table-cell>
          <table:table-cell table:style-name="ce49" table:formula="of:=[.E$58]-[.$A46]" office:value-type="float" office:value="965.95833333333" calcext:value-type="float">
            <text:p>966.0</text:p>
          </table:table-cell>
          <table:table-cell table:style-name="ce49" table:formula="of:=[.F$58]-[.$A46]" office:value-type="float" office:value="1847.625" calcext:value-type="float">
            <text:p>1847.6</text:p>
          </table:table-cell>
          <table:table-cell table:style-name="ce49" table:formula="of:=[.G$58]-[.$A46]" office:value-type="float" office:value="2722.625" calcext:value-type="float">
            <text:p>2722.6</text:p>
          </table:table-cell>
          <table:table-cell table:style-name="ce49" table:formula="of:=[.H$58]-[.$A46]" office:value-type="float" office:value="3535.29166666666" calcext:value-type="float">
            <text:p>3535.3</text:p>
          </table:table-cell>
          <table:table-cell table:style-name="ce49" table:formula="of:=[.I$58]-[.$A46]" office:value-type="float" office:value="4181.29166666666" calcext:value-type="float">
            <text:p>4181.3</text:p>
          </table:table-cell>
          <table:table-cell table:style-name="ce49" table:formula="of:=[.J$58]-[.$A46]" office:value-type="float" office:value="4723.54166666666" calcext:value-type="float">
            <text:p>4723.5</text:p>
          </table:table-cell>
          <table:table-cell table:style-name="ce49" table:formula="of:=[.K$58]-[.$A46]" office:value-type="float" office:value="5226.79166666666" calcext:value-type="float">
            <text:p>5226.8</text:p>
          </table:table-cell>
          <table:table-cell table:style-name="ce49" table:formula="of:=[.L$58]-[.$A46]" office:value-type="float" office:value="5676.79166666667" calcext:value-type="float">
            <text:p>5676.8</text:p>
          </table:table-cell>
          <table:table-cell table:style-name="ce49" table:formula="of:=[.M$58]-[.$A46]" office:value-type="string" office:string-value="" calcext:value-type="error">
            <text:p>#DIV/0!</text:p>
          </table:table-cell>
          <table:table-cell table:style-name="ce49" table:formula="of:=[.N$58]-[.$A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8"/>
          <table:table-cell table:style-name="ce49" table:formula="of:=[.B46]/[.B$60]" office:value-type="float" office:value="-2964.375" calcext:value-type="float">
            <text:p>-2964.4</text:p>
          </table:table-cell>
          <table:table-cell table:style-name="ce49" table:formula="of:=[.C46]/[.C$60]" office:value-type="float" office:value="-613.375" calcext:value-type="float">
            <text:p>-613.4</text:p>
          </table:table-cell>
          <table:table-cell table:style-name="ce49" table:formula="of:=[.D46]/[.D$60]" office:value-type="float" office:value="-16.7916666666667" calcext:value-type="float">
            <text:p>-16.8</text:p>
          </table:table-cell>
          <table:table-cell table:style-name="ce49" table:formula="of:=[.E46]/[.E$60]" office:value-type="float" office:value="241.489583333333" calcext:value-type="float">
            <text:p>241.5</text:p>
          </table:table-cell>
          <table:table-cell table:style-name="ce49" table:formula="of:=[.F46]/[.F$60]" office:value-type="float" office:value="369.524999999999" calcext:value-type="float">
            <text:p>369.5</text:p>
          </table:table-cell>
          <table:table-cell table:style-name="ce58" table:formula="of:=[.G46]/[.G$60]" office:value-type="float" office:value="453.770833333333" calcext:value-type="float">
            <text:p>453.8</text:p>
          </table:table-cell>
          <table:table-cell table:style-name="ce58" table:formula="of:=[.H46]/[.H$60]" office:value-type="float" office:value="505.041666666666" calcext:value-type="float">
            <text:p>505.0</text:p>
          </table:table-cell>
          <table:table-cell table:style-name="ce58" table:formula="of:=[.I46]/[.I$60]" office:value-type="float" office:value="522.661458333333" calcext:value-type="float">
            <text:p>522.7</text:p>
          </table:table-cell>
          <table:table-cell table:style-name="ce62" table:formula="of:=[.J46]/[.J$60]" office:value-type="float" office:value="524.837962962963" calcext:value-type="float">
            <text:p>524.8</text:p>
          </table:table-cell>
          <table:table-cell table:style-name="ce58" table:formula="of:=[.K46]/[.K$60]" office:value-type="float" office:value="522.679166666666" calcext:value-type="float">
            <text:p>522.7</text:p>
          </table:table-cell>
          <table:table-cell table:style-name="ce58" table:formula="of:=[.L46]/[.L$60]" office:value-type="float" office:value="516.07196969697" calcext:value-type="float">
            <text:p>516.1</text:p>
          </table:table-cell>
          <table:table-cell table:style-name="ce58" table:formula="of:=[.M46]/[.M$60]" office:value-type="string" office:string-value="" calcext:value-type="error">
            <text:p>#DIV/0!</text:p>
          </table:table-cell>
          <table:table-cell table:style-name="ce58" table:formula="of:=[.N46]/[.N$60]" office:value-type="string" office:string-value="" calcext:value-type="error">
            <text:p>#DIV/0!</text:p>
          </table:table-cell>
          <table:table-cell table:style-name="ce60" table:number-columns-repeated="10"/>
          <table:table-cell table:number-columns-repeated="999"/>
        </table:table-row>
        <table:table-row table:style-name="ro1">
          <table:table-cell table:style-name="ce36"/>
          <table:table-cell table:style-name="ce18" table:number-columns-repeated="10"/>
          <table:table-cell table:style-name="ce68" table:number-columns-repeated="3"/>
          <table:table-cell table:style-name="ce60" table:number-columns-repeated="10"/>
          <table:table-cell table:number-columns-repeated="999"/>
        </table:table-row>
        <table:table-row table:style-name="ro1">
          <table:table-cell table:style-name="ce7" office:value-type="float" office:value="3500" calcext:value-type="float">
            <text:p>3500</text:p>
          </table:table-cell>
          <table:table-cell table:style-name="ce49" table:formula="of:=[.B$58]-[.$A49]" office:value-type="float" office:value="-1464.375" calcext:value-type="float">
            <text:p>-1464.4</text:p>
          </table:table-cell>
          <table:table-cell table:style-name="ce49" table:formula="of:=[.C$58]-[.$A49]" office:value-type="float" office:value="273.25" calcext:value-type="float">
            <text:p>273.3</text:p>
          </table:table-cell>
          <table:table-cell table:style-name="ce49" table:formula="of:=[.D$58]-[.$A49]" office:value-type="float" office:value="1449.625" calcext:value-type="float">
            <text:p>1449.6</text:p>
          </table:table-cell>
          <table:table-cell table:style-name="ce49" table:formula="of:=[.E$58]-[.$A49]" office:value-type="float" office:value="2465.95833333333" calcext:value-type="float">
            <text:p>2466.0</text:p>
          </table:table-cell>
          <table:table-cell table:style-name="ce49" table:formula="of:=[.F$58]-[.$A49]" office:value-type="float" office:value="3347.625" calcext:value-type="float">
            <text:p>3347.6</text:p>
          </table:table-cell>
          <table:table-cell table:style-name="ce49" table:formula="of:=[.G$58]-[.$A49]" office:value-type="float" office:value="4222.625" calcext:value-type="float">
            <text:p>4222.6</text:p>
          </table:table-cell>
          <table:table-cell table:style-name="ce49" table:formula="of:=[.H$58]-[.$A49]" office:value-type="float" office:value="5035.29166666666" calcext:value-type="float">
            <text:p>5035.3</text:p>
          </table:table-cell>
          <table:table-cell table:style-name="ce49" table:formula="of:=[.I$58]-[.$A49]" office:value-type="float" office:value="5681.29166666666" calcext:value-type="float">
            <text:p>5681.3</text:p>
          </table:table-cell>
          <table:table-cell table:style-name="ce49" table:formula="of:=[.J$58]-[.$A49]" office:value-type="float" office:value="6223.54166666666" calcext:value-type="float">
            <text:p>6223.5</text:p>
          </table:table-cell>
          <table:table-cell table:style-name="ce49" table:formula="of:=[.K$58]-[.$A49]" office:value-type="float" office:value="6726.79166666666" calcext:value-type="float">
            <text:p>6726.8</text:p>
          </table:table-cell>
          <table:table-cell table:style-name="ce49" table:formula="of:=[.L$58]-[.$A49]" office:value-type="float" office:value="7176.79166666667" calcext:value-type="float">
            <text:p>7176.8</text:p>
          </table:table-cell>
          <table:table-cell table:style-name="ce49" table:formula="of:=[.M$58]-[.$A49]" office:value-type="string" office:string-value="" calcext:value-type="error">
            <text:p>#DIV/0!</text:p>
          </table:table-cell>
          <table:table-cell table:style-name="ce49" table:formula="of:=[.N$58]-[.$A49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8"/>
          <table:table-cell table:style-name="ce49" table:formula="of:=[.B49]/[.B$60]" office:value-type="float" office:value="-1464.375" calcext:value-type="float">
            <text:p>-1464.4</text:p>
          </table:table-cell>
          <table:table-cell table:style-name="ce49" table:formula="of:=[.C49]/[.C$60]" office:value-type="float" office:value="136.625" calcext:value-type="float">
            <text:p>136.6</text:p>
          </table:table-cell>
          <table:table-cell table:style-name="ce49" table:formula="of:=[.D49]/[.D$60]" office:value-type="float" office:value="483.208333333333" calcext:value-type="float">
            <text:p>483.2</text:p>
          </table:table-cell>
          <table:table-cell table:style-name="ce58" table:formula="of:=[.E49]/[.E$60]" office:value-type="float" office:value="616.489583333333" calcext:value-type="float">
            <text:p>616.5</text:p>
          </table:table-cell>
          <table:table-cell table:style-name="ce58" table:formula="of:=[.F49]/[.F$60]" office:value-type="float" office:value="669.524999999999" calcext:value-type="float">
            <text:p>669.5</text:p>
          </table:table-cell>
          <table:table-cell table:style-name="ce58" table:formula="of:=[.G49]/[.G$60]" office:value-type="float" office:value="703.770833333333" calcext:value-type="float">
            <text:p>703.8</text:p>
          </table:table-cell>
          <table:table-cell table:style-name="ce62" table:formula="of:=[.H49]/[.H$60]" office:value-type="float" office:value="719.327380952381" calcext:value-type="float">
            <text:p>719.3</text:p>
          </table:table-cell>
          <table:table-cell table:style-name="ce58" table:formula="of:=[.I49]/[.I$60]" office:value-type="float" office:value="710.161458333333" calcext:value-type="float">
            <text:p>710.2</text:p>
          </table:table-cell>
          <table:table-cell table:style-name="ce58" table:formula="of:=[.J49]/[.J$60]" office:value-type="float" office:value="691.504629629629" calcext:value-type="float">
            <text:p>691.5</text:p>
          </table:table-cell>
          <table:table-cell table:style-name="ce58" table:formula="of:=[.K49]/[.K$60]" office:value-type="float" office:value="672.679166666666" calcext:value-type="float">
            <text:p>672.7</text:p>
          </table:table-cell>
          <table:table-cell table:style-name="ce58" table:formula="of:=[.L49]/[.L$60]" office:value-type="float" office:value="652.435606060606" calcext:value-type="float">
            <text:p>652.4</text:p>
          </table:table-cell>
          <table:table-cell table:style-name="ce58" table:formula="of:=[.M49]/[.M$60]" office:value-type="string" office:string-value="" calcext:value-type="error">
            <text:p>#DIV/0!</text:p>
          </table:table-cell>
          <table:table-cell table:style-name="ce58" table:formula="of:=[.N49]/[.N$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6"/>
          <table:table-cell table:style-name="ce49" table:number-columns-repeated="13"/>
          <table:table-cell table:number-columns-repeated="1009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49" table:formula="of:=[.B$58]-[.$A52]" office:value-type="float" office:value="35.625" calcext:value-type="float">
            <text:p>35.6</text:p>
          </table:table-cell>
          <table:table-cell table:style-name="ce49" table:formula="of:=[.C$58]-[.$A52]" office:value-type="float" office:value="1773.25" calcext:value-type="float">
            <text:p>1773.3</text:p>
          </table:table-cell>
          <table:table-cell table:style-name="ce49" table:formula="of:=[.D$58]-[.$A52]" office:value-type="float" office:value="2949.625" calcext:value-type="float">
            <text:p>2949.6</text:p>
          </table:table-cell>
          <table:table-cell table:style-name="ce49" table:formula="of:=[.E$58]-[.$A52]" office:value-type="float" office:value="3965.95833333333" calcext:value-type="float">
            <text:p>3966.0</text:p>
          </table:table-cell>
          <table:table-cell table:style-name="ce49" table:formula="of:=[.F$58]-[.$A52]" office:value-type="float" office:value="4847.625" calcext:value-type="float">
            <text:p>4847.6</text:p>
          </table:table-cell>
          <table:table-cell table:style-name="ce49" table:formula="of:=[.G$58]-[.$A52]" office:value-type="float" office:value="5722.625" calcext:value-type="float">
            <text:p>5722.6</text:p>
          </table:table-cell>
          <table:table-cell table:style-name="ce49" table:formula="of:=[.H$58]-[.$A52]" office:value-type="float" office:value="6535.29166666666" calcext:value-type="float">
            <text:p>6535.3</text:p>
          </table:table-cell>
          <table:table-cell table:style-name="ce49" table:formula="of:=[.I$58]-[.$A52]" office:value-type="float" office:value="7181.29166666666" calcext:value-type="float">
            <text:p>7181.3</text:p>
          </table:table-cell>
          <table:table-cell table:style-name="ce49" table:formula="of:=[.J$58]-[.$A52]" office:value-type="float" office:value="7723.54166666666" calcext:value-type="float">
            <text:p>7723.5</text:p>
          </table:table-cell>
          <table:table-cell table:style-name="ce49" table:formula="of:=[.K$58]-[.$A52]" office:value-type="float" office:value="8226.79166666666" calcext:value-type="float">
            <text:p>8226.8</text:p>
          </table:table-cell>
          <table:table-cell table:style-name="ce49" table:formula="of:=[.L$58]-[.$A52]" office:value-type="float" office:value="8676.79166666667" calcext:value-type="float">
            <text:p>8676.8</text:p>
          </table:table-cell>
          <table:table-cell table:style-name="ce49" table:formula="of:=[.M$58]-[.$A52]" office:value-type="string" office:string-value="" calcext:value-type="error">
            <text:p>#DIV/0!</text:p>
          </table:table-cell>
          <table:table-cell table:style-name="ce49" table:formula="of:=[.N$58]-[.$A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8"/>
          <table:table-cell table:style-name="ce49" table:formula="of:=[.B52]/[.B$60]" office:value-type="float" office:value="35.625" calcext:value-type="float">
            <text:p>35.6</text:p>
          </table:table-cell>
          <table:table-cell table:style-name="ce49" table:formula="of:=[.C52]/[.C$60]" office:value-type="float" office:value="886.625" calcext:value-type="float">
            <text:p>886.6</text:p>
          </table:table-cell>
          <table:table-cell table:style-name="ce58" table:formula="of:=[.D52]/[.D$60]" office:value-type="float" office:value="983.208333333333" calcext:value-type="float">
            <text:p>983.2</text:p>
          </table:table-cell>
          <table:table-cell table:style-name="ce62" table:formula="of:=[.E52]/[.E$60]" office:value-type="float" office:value="991.489583333333" calcext:value-type="float">
            <text:p>991.5</text:p>
          </table:table-cell>
          <table:table-cell table:style-name="ce58" table:formula="of:=[.F52]/[.F$60]" office:value-type="float" office:value="969.524999999999" calcext:value-type="float">
            <text:p>969.5</text:p>
          </table:table-cell>
          <table:table-cell table:style-name="ce58" table:formula="of:=[.G52]/[.G$60]" office:value-type="float" office:value="953.770833333333" calcext:value-type="float">
            <text:p>953.8</text:p>
          </table:table-cell>
          <table:table-cell table:style-name="ce58" table:formula="of:=[.H52]/[.H$60]" office:value-type="float" office:value="933.613095238095" calcext:value-type="float">
            <text:p>933.6</text:p>
          </table:table-cell>
          <table:table-cell table:style-name="ce58" table:formula="of:=[.I52]/[.I$60]" office:value-type="float" office:value="897.661458333333" calcext:value-type="float">
            <text:p>897.7</text:p>
          </table:table-cell>
          <table:table-cell table:style-name="ce58" table:formula="of:=[.J52]/[.J$60]" office:value-type="float" office:value="858.171296296296" calcext:value-type="float">
            <text:p>858.2</text:p>
          </table:table-cell>
          <table:table-cell table:style-name="ce58" table:formula="of:=[.K52]/[.K$60]" office:value-type="float" office:value="822.679166666666" calcext:value-type="float">
            <text:p>822.7</text:p>
          </table:table-cell>
          <table:table-cell table:style-name="ce58" table:formula="of:=[.L52]/[.L$60]" office:value-type="float" office:value="788.799242424242" calcext:value-type="float">
            <text:p>788.8</text:p>
          </table:table-cell>
          <table:table-cell table:style-name="ce58" table:formula="of:=[.M52]/[.M$60]" office:value-type="string" office:string-value="" calcext:value-type="error">
            <text:p>#DIV/0!</text:p>
          </table:table-cell>
          <table:table-cell table:style-name="ce58" table:formula="of:=[.N52]/[.N$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0"/>
          <table:table-cell table:style-name="ce39" table:number-columns-repeated="8"/>
          <table:table-cell table:style-name="ce54"/>
          <table:table-cell table:style-name="ce39" table:number-columns-repeated="2"/>
          <table:table-cell table:style-name="ce30" table:number-columns-repeated="2"/>
          <table:table-cell table:number-columns-repeated="1009"/>
        </table:table-row>
        <table:table-row table:style-name="ro1" table:number-rows-repeated="2">
          <table:table-cell table:number-columns-repeated="9"/>
          <table:table-cell table:style-name="ce60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table:style-name="ce28" office:value-type="string" calcext:value-type="string">
            <text:p>real thruput</text:p>
          </table:table-cell>
          <table:table-cell table:style-name="ce37" table:formula="of:=AVERAGEIF([.B62:.B97];&quot;&gt;0&quot;)" office:value-type="float" office:value="2035.625" calcext:value-type="float">
            <text:p>2035.6</text:p>
          </table:table-cell>
          <table:table-cell table:style-name="ce37" table:formula="of:=AVERAGEIF([.C62:.C97];&quot;&gt;0&quot;)" office:value-type="float" office:value="1737.625" calcext:value-type="float">
            <text:p>1737.6</text:p>
          </table:table-cell>
          <table:table-cell table:style-name="ce37" table:formula="of:=AVERAGEIF([.D62:.D97];&quot;&gt;0&quot;)" office:value-type="float" office:value="1176.375" calcext:value-type="float">
            <text:p>1176.4</text:p>
          </table:table-cell>
          <table:table-cell table:style-name="ce37" table:formula="of:=AVERAGEIF([.E62:.E97];&quot;&gt;0&quot;)" office:value-type="float" office:value="1016.33333333333" calcext:value-type="float">
            <text:p>1016.3</text:p>
          </table:table-cell>
          <table:table-cell table:style-name="ce37" table:formula="of:=AVERAGEIF([.F62:.F97];&quot;&gt;0&quot;)" office:value-type="float" office:value="881.666666666667" calcext:value-type="float">
            <text:p>881.7</text:p>
          </table:table-cell>
          <table:table-cell table:style-name="ce37" table:formula="of:=AVERAGEIF([.G62:.G97];&quot;&gt;0&quot;)" office:value-type="float" office:value="875" calcext:value-type="float">
            <text:p>875.0</text:p>
          </table:table-cell>
          <table:table-cell table:style-name="ce37" table:formula="of:=AVERAGEIF([.H62:.H97];&quot;&gt;0&quot;)" office:value-type="float" office:value="812.666666666667" calcext:value-type="float">
            <text:p>812.7</text:p>
          </table:table-cell>
          <table:table-cell table:style-name="ce37" table:formula="of:=AVERAGEIF([.I62:.I97];&quot;&gt;0&quot;)" office:value-type="float" office:value="646" calcext:value-type="float">
            <text:p>646.0</text:p>
          </table:table-cell>
          <table:table-cell table:style-name="ce37" table:formula="of:=AVERAGEIF([.J62:.J97];&quot;&gt;0&quot;)" office:value-type="float" office:value="542.25" calcext:value-type="float">
            <text:p>542.3</text:p>
          </table:table-cell>
          <table:table-cell table:style-name="ce37" table:formula="of:=AVERAGEIF([.K62:.K97];&quot;&gt;0&quot;)" office:value-type="float" office:value="503.25" calcext:value-type="float">
            <text:p>503.3</text:p>
          </table:table-cell>
          <table:table-cell table:style-name="ce37" table:formula="of:=AVERAGEIF([.L62:.L97];&quot;&gt;0&quot;)" office:value-type="float" office:value="450" calcext:value-type="float">
            <text:p>450.0</text:p>
          </table:table-cell>
          <table:table-cell table:style-name="ce37" table:formula="of:=AVERAGEIF([.M62:.M97];&quot;&gt;0&quot;)" office:value-type="string" office:string-value="" calcext:value-type="error">
            <text:p>#DIV/0!</text:p>
          </table:table-cell>
          <table:table-cell table:style-name="ce37" table:formula="of:=AVERAGEIF([.N62:.N97];&quot;&gt;0&quot;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28" office:value-type="string" calcext:value-type="string">
            <text:p>cumulated</text:p>
          </table:table-cell>
          <table:table-cell table:style-name="ce37" table:formula="of:=SUM([.$B$57:.B57])" office:value-type="float" office:value="2035.625" calcext:value-type="float">
            <text:p>2035.6</text:p>
          </table:table-cell>
          <table:table-cell table:style-name="ce37" table:formula="of:=SUM([.$B$57:.C57])" office:value-type="float" office:value="3773.25" calcext:value-type="float">
            <text:p>3773.3</text:p>
          </table:table-cell>
          <table:table-cell table:style-name="ce37" table:formula="of:=SUM([.$B$57:.D57])" office:value-type="float" office:value="4949.625" calcext:value-type="float">
            <text:p>4949.6</text:p>
          </table:table-cell>
          <table:table-cell table:style-name="ce37" table:formula="of:=SUM([.$B$57:.E57])" office:value-type="float" office:value="5965.95833333333" calcext:value-type="float">
            <text:p>5966.0</text:p>
          </table:table-cell>
          <table:table-cell table:style-name="ce37" table:formula="of:=SUM([.$B$57:.F57])" office:value-type="float" office:value="6847.625" calcext:value-type="float">
            <text:p>6847.6</text:p>
          </table:table-cell>
          <table:table-cell table:style-name="ce37" table:formula="of:=SUM([.$B$57:.G57])" office:value-type="float" office:value="7722.625" calcext:value-type="float">
            <text:p>7722.6</text:p>
          </table:table-cell>
          <table:table-cell table:style-name="ce37" table:formula="of:=SUM([.$B$57:.H57])" office:value-type="float" office:value="8535.29166666666" calcext:value-type="float">
            <text:p>8535.3</text:p>
          </table:table-cell>
          <table:table-cell table:style-name="ce37" table:formula="of:=SUM([.$B$57:.I57])" office:value-type="float" office:value="9181.29166666667" calcext:value-type="float">
            <text:p>9181.3</text:p>
          </table:table-cell>
          <table:table-cell table:style-name="ce37" table:formula="of:=SUM([.$B$57:.J57])" office:value-type="float" office:value="9723.54166666666" calcext:value-type="float">
            <text:p>9723.5</text:p>
          </table:table-cell>
          <table:table-cell table:style-name="ce37" table:formula="of:=SUM([.$B$57:.K57])" office:value-type="float" office:value="10226.7916666667" calcext:value-type="float">
            <text:p>10226.8</text:p>
          </table:table-cell>
          <table:table-cell table:style-name="ce37" table:formula="of:=SUM([.$B$57:.L57])" office:value-type="float" office:value="10676.7916666667" calcext:value-type="float">
            <text:p>10676.8</text:p>
          </table:table-cell>
          <table:table-cell table:style-name="ce37" table:formula="of:=SUM([.$B$57:.M57])" office:value-type="string" office:string-value="" calcext:value-type="error">
            <text:p>#DIV/0!</text:p>
          </table:table-cell>
          <table:table-cell table:style-name="ce37" table:formula="of:=SUM([.$B$57:.N57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60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table:style-name="ce24" office:value-type="string" calcext:value-type="string">
            <text:p>day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B60]+1" office:value-type="float" office:value="2" calcext:value-type="float">
            <text:p>2</text:p>
          </table:table-cell>
          <table:table-cell table:style-name="ce35" table:formula="of:=[.C60]+1" office:value-type="float" office:value="3" calcext:value-type="float">
            <text:p>3</text:p>
          </table:table-cell>
          <table:table-cell table:style-name="ce35" table:formula="of:=[.D60]+1" office:value-type="float" office:value="4" calcext:value-type="float">
            <text:p>4</text:p>
          </table:table-cell>
          <table:table-cell table:style-name="ce35" table:formula="of:=[.E60]+1" office:value-type="float" office:value="5" calcext:value-type="float">
            <text:p>5</text:p>
          </table:table-cell>
          <table:table-cell table:style-name="ce35" table:formula="of:=[.F60]+1" office:value-type="float" office:value="6" calcext:value-type="float">
            <text:p>6</text:p>
          </table:table-cell>
          <table:table-cell table:style-name="ce35" table:formula="of:=[.G60]+1" office:value-type="float" office:value="7" calcext:value-type="float">
            <text:p>7</text:p>
          </table:table-cell>
          <table:table-cell table:style-name="ce35" table:formula="of:=[.H60]+1" office:value-type="float" office:value="8" calcext:value-type="float">
            <text:p>8</text:p>
          </table:table-cell>
          <table:table-cell table:style-name="ce35" table:formula="of:=[.I60]+1" office:value-type="float" office:value="9" calcext:value-type="float">
            <text:p>9</text:p>
          </table:table-cell>
          <table:table-cell table:style-name="ce35" table:formula="of:=[.J60]+1" office:value-type="float" office:value="10" calcext:value-type="float">
            <text:p>10</text:p>
          </table:table-cell>
          <table:table-cell table:style-name="ce35" table:formula="of:=[.K60]+1" office:value-type="float" office:value="11" calcext:value-type="float">
            <text:p>11</text:p>
          </table:table-cell>
          <table:table-cell table:style-name="ce35" table:formula="of:=[.L60]+1" office:value-type="float" office:value="12" calcext:value-type="float">
            <text:p>12</text:p>
          </table:table-cell>
          <table:table-cell table:style-name="ce35" table:formula="of:=[.M60]+1" office:value-type="float" office:value="13" calcext:value-type="float">
            <text:p>13</text:p>
          </table:table-cell>
          <table:table-cell table:style-name="ce53" table:number-columns-repeated="1009"/>
        </table:table-row>
        <table:table-row table:style-name="ro1">
          <table:table-cell table:number-columns-repeated="9"/>
          <table:table-cell table:style-name="ce60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table:style-name="ce16" office:value-type="string" calcext:value-type="string">
            <text:p>17.1_desktop_gnome-j3-20210715-221712</text:p>
          </table:table-cell>
          <table:table-cell table:style-name="ce16" office:value-type="float" office:value="1588" calcext:value-type="float">
            <text:p>1588</text:p>
          </table:table-cell>
          <table:table-cell table:style-name="ce16" office:value-type="float" office:value="1820" calcext:value-type="float">
            <text:p>1820</text:p>
          </table:table-cell>
          <table:table-cell table:style-name="ce16" office:value-type="float" office:value="1174" calcext:value-type="float">
            <text:p>1174</text:p>
          </table:table-cell>
          <table:table-cell table:style-name="ce16" office:value-type="float" office:value="1224" calcext:value-type="float">
            <text:p>1224</text:p>
          </table:table-cell>
          <table:table-cell table:style-name="ce16" office:value-type="float" office:value="1140" calcext:value-type="float">
            <text:p>1140</text:p>
          </table:table-cell>
          <table:table-cell table:style-name="ce16" office:value-type="float" office:value="1130" calcext:value-type="float">
            <text:p>1130</text:p>
          </table:table-cell>
          <table:table-cell table:style-name="ce16" office:value-type="float" office:value="983" calcext:value-type="float">
            <text:p>983</text:p>
          </table:table-cell>
          <table:table-cell table:style-name="ce16" office:value-type="float" office:value="891" calcext:value-type="float">
            <text:p>891</text:p>
          </table:table-cell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gnome_systemd-j3-20210714-124358</text:p>
          </table:table-cell>
          <table:table-cell table:style-name="ce16" office:value-type="float" office:value="1854" calcext:value-type="float">
            <text:p>1854</text:p>
          </table:table-cell>
          <table:table-cell table:style-name="ce16" office:value-type="float" office:value="1745" calcext:value-type="float">
            <text:p>1745</text:p>
          </table:table-cell>
          <table:table-cell table:style-name="ce16" office:value-type="float" office:value="1303" calcext:value-type="float">
            <text:p>1303</text:p>
          </table:table-cell>
          <table:table-cell table:style-name="ce16" office:value-type="float" office:value="706" calcext:value-type="float">
            <text:p>706</text:p>
          </table:table-cell>
          <table:table-cell table:style-name="ce16" office:value-type="float" office:value="943" calcext:value-type="float">
            <text:p>943</text:p>
          </table:table-cell>
          <table:table-cell table:style-name="ce16" office:value-type="float" office:value="682" calcext:value-type="float">
            <text:p>682</text:p>
          </table:table-cell>
          <table:table-cell table:style-name="ce16" office:value-type="float" office:value="699" calcext:value-type="float">
            <text:p>699</text:p>
          </table:table-cell>
          <table:table-cell table:style-name="ce16" office:value-type="float" office:value="591" calcext:value-type="float">
            <text:p>591</text:p>
          </table:table-cell>
          <table:table-cell table:style-name="ce63" office:value-type="float" office:value="503" calcext:value-type="float">
            <text:p>503</text:p>
          </table:table-cell>
          <table:table-cell table:style-name="ce16" office:value-type="float" office:value="476" calcext:value-type="float">
            <text:p>476</text:p>
          </table:table-cell>
          <table:table-cell table:style-name="ce16" office:value-type="float" office:value="500" calcext:value-type="float">
            <text:p>50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systemd-j3-20210714-221109</text:p>
          </table:table-cell>
          <table:table-cell table:style-name="ce16" office:value-type="float" office:value="1857" calcext:value-type="float">
            <text:p>1857</text:p>
          </table:table-cell>
          <table:table-cell table:style-name="ce16" office:value-type="float" office:value="1636" calcext:value-type="float">
            <text:p>1636</text:p>
          </table:table-cell>
          <table:table-cell table:style-name="ce16" office:value-type="float" office:value="980" calcext:value-type="float">
            <text:p>980</text:p>
          </table:table-cell>
          <table:table-cell table:style-name="ce16" office:value-type="float" office:value="779" calcext:value-type="float">
            <text:p>779</text:p>
          </table:table-cell>
          <table:table-cell table:style-name="ce16" office:value-type="float" office:value="836" calcext:value-type="float">
            <text:p>836</text:p>
          </table:table-cell>
          <table:table-cell table:style-name="ce16" office:value-type="float" office:value="734" calcext:value-type="float">
            <text:p>734</text:p>
          </table:table-cell>
          <table:table-cell table:style-name="ce16" office:value-type="float" office:value="674" calcext:value-type="float">
            <text:p>674</text:p>
          </table:table-cell>
          <table:table-cell table:style-name="ce16" office:value-type="float" office:value="643" calcext:value-type="float">
            <text:p>643</text:p>
          </table:table-cell>
          <table:table-cell table:style-name="ce63" office:value-type="float" office:value="563" calcext:value-type="float">
            <text:p>563</text:p>
          </table:table-cell>
          <table:table-cell table:style-name="ce16" office:value-type="float" office:value="541" calcext:value-type="float">
            <text:p>541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veloper-j3-20210715-125808</text:p>
          </table:table-cell>
          <table:table-cell table:style-name="ce16" office:value-type="float" office:value="1819" calcext:value-type="float">
            <text:p>1819</text:p>
          </table:table-cell>
          <table:table-cell table:style-name="ce16" office:value-type="float" office:value="1677" calcext:value-type="float">
            <text:p>1677</text:p>
          </table:table-cell>
          <table:table-cell table:style-name="ce16" office:value-type="float" office:value="1004" calcext:value-type="float">
            <text:p>1004</text:p>
          </table:table-cell>
          <table:table-cell table:style-name="ce16" office:value-type="float" office:value="1043" calcext:value-type="float">
            <text:p>1043</text:p>
          </table:table-cell>
          <table:table-cell table:style-name="ce16" office:value-type="float" office:value="1082" calcext:value-type="float">
            <text:p>1082</text:p>
          </table:table-cell>
          <table:table-cell table:style-name="ce16" office:value-type="float" office:value="1176" calcext:value-type="float">
            <text:p>1176</text:p>
          </table:table-cell>
          <table:table-cell table:style-name="ce16" office:value-type="float" office:value="1055" calcext:value-type="float">
            <text:p>1055</text:p>
          </table:table-cell>
          <table:table-cell table:style-name="ce16" office:value-type="float" office:value="528" calcext:value-type="float">
            <text:p>528</text:p>
          </table:table-cell>
          <table:table-cell table:style-name="ce63" office:value-type="float" office:value="556" calcext:value-type="float">
            <text:p>556</text:p>
          </table:table-cell>
          <table:table-cell table:style-name="ce16" office:value-type="float" office:value="483" calcext:value-type="float">
            <text:p>483</text:p>
          </table:table-cell>
          <table:table-cell table:style-name="ce16" office:value-type="float" office:value="450" calcext:value-type="float">
            <text:p>45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no_multilib-j3-20210715-212334</text:p>
          </table:table-cell>
          <table:table-cell table:style-name="ce16" office:value-type="float" office:value="1919" calcext:value-type="float">
            <text:p>1919</text:p>
          </table:table-cell>
          <table:table-cell table:style-name="ce16" office:value-type="float" office:value="1845" calcext:value-type="float">
            <text:p>1845</text:p>
          </table:table-cell>
          <table:table-cell table:style-name="ce16" office:value-type="float" office:value="1214" calcext:value-type="float">
            <text:p>1214</text:p>
          </table:table-cell>
          <table:table-cell table:style-name="ce16" office:value-type="float" office:value="1079" calcext:value-type="float">
            <text:p>1079</text:p>
          </table:table-cell>
          <table:table-cell table:style-name="ce16" office:value-type="float" office:value="717" calcext:value-type="float">
            <text:p>717</text:p>
          </table:table-cell>
          <table:table-cell table:style-name="ce16" office:value-type="float" office:value="687" calcext:value-type="float">
            <text:p>687</text:p>
          </table:table-cell>
          <table:table-cell table:style-name="ce16" office:value-type="float" office:value="682" calcext:value-type="float">
            <text:p>682</text:p>
          </table:table-cell>
          <table:table-cell table:style-name="ce16" office:value-type="float" office:value="577" calcext:value-type="float">
            <text:p>577</text:p>
          </table:table-cell>
          <table:table-cell table:style-name="ce63" office:value-type="float" office:value="547" calcext:value-type="float">
            <text:p>547</text:p>
          </table:table-cell>
          <table:table-cell table:style-name="ce16" office:value-type="float" office:value="513" calcext:value-type="float">
            <text:p>513</text:p>
          </table:table-cell>
          <table:table-cell table:style-name="ce16" office:value-type="float" office:value="400" calcext:value-type="float">
            <text:p>40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no_multilib_hardened-j3-20210719-130004</text:p>
          </table:table-cell>
          <table:table-cell table:style-name="ce16" office:value-type="float" office:value="2788" calcext:value-type="float">
            <text:p>2788</text:p>
          </table:table-cell>
          <table:table-cell table:style-name="ce16" office:value-type="float" office:value="1976" calcext:value-type="float">
            <text:p>1976</text:p>
          </table:table-cell>
          <table:table-cell table:style-name="ce16" office:value-type="float" office:value="1557" calcext:value-type="float">
            <text:p>1557</text:p>
          </table:table-cell>
          <table:table-cell table:style-name="ce16" office:value-type="float" office:value="1267" calcext:value-type="float">
            <text:p>1267</text:p>
          </table:table-cell>
          <table:table-cell table:style-name="ce16" office:value-type="float" office:value="572" calcext:value-type="float">
            <text:p>572</text:p>
          </table:table-cell>
          <table:table-cell table:style-name="ce16" office:value-type="float" office:value="841" calcext:value-type="float">
            <text:p>841</text:p>
          </table:table-cell>
          <table:table-cell table:style-name="ce16" office:value-type="float" office:value="783" calcext:value-type="float">
            <text:p>783</text:p>
          </table:table-cell>
          <table:table-cell table:style-name="ce16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plasma-j3-20210724-094815</text:p>
          </table:table-cell>
          <table:table-cell table:style-name="ce16" office:value-type="float" office:value="2273" calcext:value-type="float">
            <text:p>2273</text:p>
          </table:table-cell>
          <table:table-cell table:style-name="ce16" office:value-type="float" office:value="1891" calcext:value-type="float">
            <text:p>1891</text:p>
          </table:table-cell>
          <table:table-cell table:style-name="ce16" office:value-type="float" office:value="1199" calcext:value-type="float">
            <text:p>1199</text:p>
          </table:table-cell>
          <table:table-cell table:style-name="ce16" table:number-columns-repeated="5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gnome-j3-20210724-141801</text:p>
          </table:table-cell>
          <table:table-cell table:style-name="ce16" office:value-type="float" office:value="1960" calcext:value-type="float">
            <text:p>1960</text:p>
          </table:table-cell>
          <table:table-cell table:style-name="ce16" office:value-type="float" office:value="1311" calcext:value-type="float">
            <text:p>1311</text:p>
          </table:table-cell>
          <table:table-cell table:style-name="ce16" office:value-type="float" office:value="980" calcext:value-type="float">
            <text:p>980</text:p>
          </table:table-cell>
          <table:table-cell table:style-name="ce16" table:number-columns-repeated="5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 table:number-rows-repeated="3">
          <table:table-cell table:style-name="ce16" table:number-columns-repeated="9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gnome_systemd-j3-20210725-123926</text:p>
          </table:table-cell>
          <table:table-cell table:style-name="ce16" office:value-type="float" office:value="1989" calcext:value-type="float">
            <text:p>1989</text:p>
          </table:table-cell>
          <table:table-cell table:style-name="ce16" table:number-columns-repeated="7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-j3_debug-20210725-175241</text:p>
          </table:table-cell>
          <table:table-cell table:style-name="ce16" office:value-type="float" office:value="2370" calcext:value-type="float">
            <text:p>2370</text:p>
          </table:table-cell>
          <table:table-cell table:style-name="ce16" table:number-columns-repeated="7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systemd-j3-20210725-204406</text:p>
          </table:table-cell>
          <table:table-cell table:style-name="ce16" office:value-type="float" office:value="1988" calcext:value-type="float">
            <text:p>1988</text:p>
          </table:table-cell>
          <table:table-cell table:style-name="ce16" table:number-columns-repeated="7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plasma_systemd-j3-20210725-212520</text:p>
          </table:table-cell>
          <table:table-cell table:style-name="ce16" office:value-type="float" office:value="1869" calcext:value-type="float">
            <text:p>1869</text:p>
          </table:table-cell>
          <table:table-cell table:style-name="ce16" table:number-columns-repeated="7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no_multilib_systemd-j3-20210725-221320</text:p>
          </table:table-cell>
          <table:table-cell table:style-name="ce16" office:value-type="float" office:value="1851" calcext:value-type="float">
            <text:p>1851</text:p>
          </table:table-cell>
          <table:table-cell table:style-name="ce16" table:number-columns-repeated="7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systemd-j3-20210725-230004</text:p>
          </table:table-cell>
          <table:table-cell table:style-name="ce16" office:value-type="float" office:value="2253" calcext:value-type="float">
            <text:p>2253</text:p>
          </table:table-cell>
          <table:table-cell table:style-name="ce16" table:number-columns-repeated="7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table:number-columns-repeated="9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-j3-20210726-003955</text:p>
          </table:table-cell>
          <table:table-cell table:style-name="ce16" office:value-type="float" office:value="2198" calcext:value-type="float">
            <text:p>2198</text:p>
          </table:table-cell>
          <table:table-cell table:style-name="ce16" table:number-columns-repeated="7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veloper-j3-20210726-113246</text:p>
          </table:table-cell>
          <table:table-cell table:style-name="ce16" office:value-type="float" office:value="1994" calcext:value-type="float">
            <text:p>1994</text:p>
          </table:table-cell>
          <table:table-cell table:style-name="ce16" table:number-columns-repeated="7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 table:number-rows-repeated="5">
          <table:table-cell table:style-name="ce16" table:number-columns-repeated="9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 table:number-rows-repeated="11">
          <table:table-cell table:style-name="ce16" table:number-columns-repeated="13"/>
          <table:table-cell table:number-columns-repeated="1010"/>
        </table:table-row>
        <table:table-row table:style-name="ro1">
          <table:table-cell table:style-name="ce16" table:number-columns-repeated="13"/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/>
    </number:number-style>
    <number:number-style style:name="N121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number:percentage-style style:name="N12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22:24:35.4468402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ralf Förster</meta:initial-creator>
    <meta:creation-date>2021-05-22T17:20:40.601621047</meta:creation-date>
    <dc:date>2021-07-27T22:24:46.686724092</dc:date>
    <dc:creator>Toralf Förster</dc:creator>
    <meta:editing-duration>P1DT13H2M49S</meta:editing-duration>
    <meta:editing-cycles>218</meta:editing-cycles>
    <meta:generator>LibreOffice/7.1.3.2$Linux_X86_64 LibreOffice_project/10$Build-2</meta:generator>
    <meta:document-statistic meta:table-count="1" meta:cell-count="25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12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37cm" svg:height="14.477cm" xlink:href=".." xlink:type="simple" chart:class="chart:line" chart:style-name="ch1">
        <chart:title svg:x="8.53cm" svg:y="0.425cm" chart:style-name="ch2">
          <text:p>thruput per dependency bias</text:p>
        </chart:title>
        <chart:legend chart:legend-position="end" svg:x="19.773cm" svg:y="5.943cm" style:legend-expansion="high" chart:style-name="ch3"/>
        <chart:plot-area chart:style-name="ch4" table:cell-range-address="Sheet1.A57:Sheet1.N57 Sheet1.A43:Sheet1.A43 Sheet1.B44:Sheet1.N44 Sheet1.A46:Sheet1.A46 Sheet1.B47:Sheet1.N47 Sheet1.A49:Sheet1.A49 Sheet1.B50:Sheet1.N50 Sheet1.A52:Sheet1.A52 Sheet1.B53:Sheet1.N53" chart:data-source-has-labels="column" svg:x="0.844cm" svg:y="1.546cm" svg:width="19.149cm" svg:height="12.694cm">
          <chart:coordinate-region svg:x="2.233cm" svg:y="1.745cm" svg:width="17.573cm" svg:height="12.296cm"/>
          <chart:axis chart:dimension="x" chart:name="primary-x" chart:style-name="ch5"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57:Sheet1.N57" chart:label-cell-address="Sheet1.A57:Sheet1.A57" chart:class="chart:line">
            <chart:data-point chart:repeated="13"/>
          </chart:series>
          <chart:series chart:style-name="ch10" chart:values-cell-range-address="Sheet1.B44:Sheet1.N44" chart:label-cell-address="Sheet1.A43:Sheet1.A43" chart:class="chart:line">
            <chart:data-point chart:repeated="13"/>
          </chart:series>
          <chart:series chart:style-name="ch11" chart:values-cell-range-address="Sheet1.B47:Sheet1.N47" chart:label-cell-address="Sheet1.A46:Sheet1.A46" chart:class="chart:line">
            <chart:data-point chart:repeated="13"/>
          </chart:series>
          <chart:series chart:style-name="ch12" chart:values-cell-range-address="Sheet1.B50:Sheet1.N50" chart:label-cell-address="Sheet1.A49:Sheet1.A49" chart:class="chart:line">
            <chart:data-point chart:repeated="13"/>
          </chart:series>
          <chart:series chart:style-name="ch13" chart:values-cell-range-address="Sheet1.B53:Sheet1.N53" chart:label-cell-address="Sheet1.A52:Sheet1.A52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eal thruput</text:p>
                <draw:g>
                  <svg:desc>Sheet1.A57:Sheet1.A57</svg:desc>
                </draw:g>
              </table:table-cell>
              <table:table-cell office:value-type="float" office:value="2035.625">
                <text:p>2035.625</text:p>
                <draw:g>
                  <svg:desc>Sheet1.B57:Sheet1.N57</svg:desc>
                </draw:g>
              </table:table-cell>
              <table:table-cell office:value-type="float" office:value="1737.625">
                <text:p>1737.625</text:p>
              </table:table-cell>
              <table:table-cell office:value-type="float" office:value="1176.375">
                <text:p>1176.375</text:p>
              </table:table-cell>
              <table:table-cell office:value-type="float" office:value="1016.33333333333">
                <text:p>1016.33333333333</text:p>
              </table:table-cell>
              <table:table-cell office:value-type="float" office:value="881.666666666667">
                <text:p>881.666666666667</text:p>
              </table:table-cell>
              <table:table-cell office:value-type="float" office:value="875">
                <text:p>875</text:p>
              </table:table-cell>
              <table:table-cell office:value-type="float" office:value="812.666666666667">
                <text:p>812.666666666667</text:p>
              </table:table-cell>
              <table:table-cell office:value-type="float" office:value="646">
                <text:p>646</text:p>
              </table:table-cell>
              <table:table-cell office:value-type="float" office:value="542.25">
                <text:p>542.25</text:p>
              </table:table-cell>
              <table:table-cell office:value-type="float" office:value="503.25">
                <text:p>503.25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0</text:p>
                <draw:g>
                  <svg:desc>Sheet1.A43:Sheet1.A43</svg:desc>
                </draw:g>
              </table:table-cell>
              <table:table-cell office:value-type="float" office:value="-4464.375">
                <text:p>-4464.375</text:p>
                <draw:g>
                  <svg:desc>Sheet1.B44:Sheet1.N44</svg:desc>
                </draw:g>
              </table:table-cell>
              <table:table-cell office:value-type="float" office:value="-1363.375">
                <text:p>-1363.375</text:p>
              </table:table-cell>
              <table:table-cell office:value-type="float" office:value="-516.791666666667">
                <text:p>-516.791666666667</text:p>
              </table:table-cell>
              <table:table-cell office:value-type="float" office:value="-133.510416666667">
                <text:p>-133.510416666667</text:p>
              </table:table-cell>
              <table:table-cell office:value-type="float" office:value="69.5249999999993">
                <text:p>69.5249999999993</text:p>
              </table:table-cell>
              <table:table-cell office:value-type="float" office:value="203.770833333333">
                <text:p>203.770833333333</text:p>
              </table:table-cell>
              <table:table-cell office:value-type="float" office:value="290.755952380952">
                <text:p>290.755952380952</text:p>
              </table:table-cell>
              <table:table-cell office:value-type="float" office:value="335.161458333333">
                <text:p>335.161458333333</text:p>
              </table:table-cell>
              <table:table-cell office:value-type="float" office:value="358.171296296296">
                <text:p>358.171296296296</text:p>
              </table:table-cell>
              <table:table-cell office:value-type="float" office:value="372.679166666666">
                <text:p>372.679166666666</text:p>
              </table:table-cell>
              <table:table-cell office:value-type="float" office:value="379.708333333333">
                <text:p>379.70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0</text:p>
                <draw:g>
                  <svg:desc>Sheet1.A46:Sheet1.A46</svg:desc>
                </draw:g>
              </table:table-cell>
              <table:table-cell office:value-type="float" office:value="-2964.375">
                <text:p>-2964.375</text:p>
                <draw:g>
                  <svg:desc>Sheet1.B47:Sheet1.N47</svg:desc>
                </draw:g>
              </table:table-cell>
              <table:table-cell office:value-type="float" office:value="-613.375">
                <text:p>-613.375</text:p>
              </table:table-cell>
              <table:table-cell office:value-type="float" office:value="-16.7916666666667">
                <text:p>-16.7916666666667</text:p>
              </table:table-cell>
              <table:table-cell office:value-type="float" office:value="241.489583333333">
                <text:p>241.489583333333</text:p>
              </table:table-cell>
              <table:table-cell office:value-type="float" office:value="369.524999999999">
                <text:p>369.524999999999</text:p>
              </table:table-cell>
              <table:table-cell office:value-type="float" office:value="453.770833333333">
                <text:p>453.770833333333</text:p>
              </table:table-cell>
              <table:table-cell office:value-type="float" office:value="505.041666666666">
                <text:p>505.041666666666</text:p>
              </table:table-cell>
              <table:table-cell office:value-type="float" office:value="522.661458333333">
                <text:p>522.661458333333</text:p>
              </table:table-cell>
              <table:table-cell office:value-type="float" office:value="524.837962962963">
                <text:p>524.837962962963</text:p>
              </table:table-cell>
              <table:table-cell office:value-type="float" office:value="522.679166666666">
                <text:p>522.679166666666</text:p>
              </table:table-cell>
              <table:table-cell office:value-type="float" office:value="516.07196969697">
                <text:p>516.07196969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0</text:p>
                <draw:g>
                  <svg:desc>Sheet1.A49:Sheet1.A49</svg:desc>
                </draw:g>
              </table:table-cell>
              <table:table-cell office:value-type="float" office:value="-1464.375">
                <text:p>-1464.375</text:p>
                <draw:g>
                  <svg:desc>Sheet1.B50:Sheet1.N50</svg:desc>
                </draw:g>
              </table:table-cell>
              <table:table-cell office:value-type="float" office:value="136.625">
                <text:p>136.625</text:p>
              </table:table-cell>
              <table:table-cell office:value-type="float" office:value="483.208333333333">
                <text:p>483.208333333333</text:p>
              </table:table-cell>
              <table:table-cell office:value-type="float" office:value="616.489583333333">
                <text:p>616.489583333333</text:p>
              </table:table-cell>
              <table:table-cell office:value-type="float" office:value="669.524999999999">
                <text:p>669.524999999999</text:p>
              </table:table-cell>
              <table:table-cell office:value-type="float" office:value="703.770833333333">
                <text:p>703.770833333333</text:p>
              </table:table-cell>
              <table:table-cell office:value-type="float" office:value="719.327380952381">
                <text:p>719.327380952381</text:p>
              </table:table-cell>
              <table:table-cell office:value-type="float" office:value="710.161458333333">
                <text:p>710.161458333333</text:p>
              </table:table-cell>
              <table:table-cell office:value-type="float" office:value="691.504629629629">
                <text:p>691.504629629629</text:p>
              </table:table-cell>
              <table:table-cell office:value-type="float" office:value="672.679166666666">
                <text:p>672.679166666666</text:p>
              </table:table-cell>
              <table:table-cell office:value-type="float" office:value="652.435606060606">
                <text:p>652.435606060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  <draw:g>
                  <svg:desc>Sheet1.A52:Sheet1.A52</svg:desc>
                </draw:g>
              </table:table-cell>
              <table:table-cell office:value-type="float" office:value="35.625">
                <text:p>35.625</text:p>
                <draw:g>
                  <svg:desc>Sheet1.B53:Sheet1.N53</svg:desc>
                </draw:g>
              </table:table-cell>
              <table:table-cell office:value-type="float" office:value="886.625">
                <text:p>886.625</text:p>
              </table:table-cell>
              <table:table-cell office:value-type="float" office:value="983.208333333333">
                <text:p>983.208333333333</text:p>
              </table:table-cell>
              <table:table-cell office:value-type="float" office:value="991.489583333333">
                <text:p>991.489583333333</text:p>
              </table:table-cell>
              <table:table-cell office:value-type="float" office:value="969.524999999999">
                <text:p>969.524999999999</text:p>
              </table:table-cell>
              <table:table-cell office:value-type="float" office:value="953.770833333333">
                <text:p>953.770833333333</text:p>
              </table:table-cell>
              <table:table-cell office:value-type="float" office:value="933.613095238095">
                <text:p>933.613095238095</text:p>
              </table:table-cell>
              <table:table-cell office:value-type="float" office:value="897.661458333333">
                <text:p>897.661458333333</text:p>
              </table:table-cell>
              <table:table-cell office:value-type="float" office:value="858.171296296296">
                <text:p>858.171296296296</text:p>
              </table:table-cell>
              <table:table-cell office:value-type="float" office:value="822.679166666666">
                <text:p>822.679166666666</text:p>
              </table:table-cell>
              <table:table-cell office:value-type="float" office:value="788.799242424242">
                <text:p>788.799242424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